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da" fo:country="DK" officeooo:rsid="00031886" officeooo:paragraph-rsid="00031886" fo:background-color="transparent" style:language-asian="zxx" style:country-asian="none" style:language-complex="zxx" style:country-complex="none"/>
    </style:style>
    <style:style style:name="P2" style:family="paragraph" style:parent-style-name="Text_20_body">
      <style:paragraph-properties fo:text-align="start" style:justify-single-word="false"/>
      <style:text-properties fo:language="da" fo:country="DK" officeooo:rsid="00055650" officeooo:paragraph-rsid="00055650" fo:background-color="transparent" style:language-asian="zxx" style:country-asian="none" style:language-complex="zxx" style:country-complex="none"/>
    </style:style>
    <style:style style:name="P3" style:family="paragraph" style:parent-style-name="Text_20_body">
      <style:text-properties fo:language="da" fo:country="DK" officeooo:rsid="0004e4fa" officeooo:paragraph-rsid="001fa8a0" fo:background-color="transparent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da" fo:country="DK" fo:font-weight="normal" officeooo:rsid="00071ce6" officeooo:paragraph-rsid="00071ce6" fo:background-color="transparent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language="da" fo:country="DK" fo:font-weight="bold" officeooo:rsid="00055650" officeooo:paragraph-rsid="00055650" fo:background-color="transparent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Text_20_body">
      <style:paragraph-properties fo:text-align="start" style:justify-single-word="false"/>
      <style:text-properties fo:language="da" fo:country="DK" fo:font-style="italic" fo:font-weight="normal" officeooo:rsid="00071ce6" officeooo:paragraph-rsid="00071ce6" fo:background-color="transparen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language="da" fo:country="DK" officeooo:rsid="0028b176" officeooo:paragraph-rsid="003ca12c" style:language-asian="zxx" style:country-asian="none" style:language-complex="zxx" style:country-complex="none"/>
    </style:style>
    <style:style style:name="P8" style:family="paragraph" style:parent-style-name="Text_20_body">
      <style:paragraph-properties fo:text-align="start" style:justify-single-word="false"/>
      <style:text-properties fo:language="da" fo:country="DK" officeooo:rsid="00086d3e" officeooo:paragraph-rsid="00086d3e" style:language-asian="zxx" style:country-asian="none" style:language-complex="zxx" style:country-complex="none"/>
    </style:style>
    <style:style style:name="P9" style:family="paragraph" style:parent-style-name="Text_20_body">
      <style:paragraph-properties fo:text-align="start" style:justify-single-word="false"/>
      <style:text-properties fo:language="da" fo:country="DK" officeooo:rsid="00086d3e" officeooo:paragraph-rsid="003047f3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start" style:justify-single-word="false"/>
      <style:text-properties fo:language="da" fo:country="DK" officeooo:rsid="00299314" officeooo:paragraph-rsid="003ca12c" style:language-asian="zxx" style:country-asian="none" style:language-complex="zxx" style:country-complex="none"/>
    </style:style>
    <style:style style:name="P11" style:family="paragraph" style:parent-style-name="Text_20_body">
      <style:paragraph-properties fo:text-align="start" style:justify-single-word="false"/>
      <style:text-properties fo:language="da" fo:country="DK" officeooo:rsid="002ede41" officeooo:paragraph-rsid="002ede41" style:language-asian="zxx" style:country-asian="none" style:language-complex="zxx" style:country-complex="none"/>
    </style:style>
    <style:style style:name="P12" style:family="paragraph" style:parent-style-name="Text_20_body">
      <style:paragraph-properties fo:text-align="start" style:justify-single-word="false"/>
      <style:text-properties fo:language="da" fo:country="DK" officeooo:rsid="002ede41" officeooo:paragraph-rsid="003ca12c" style:language-asian="zxx" style:country-asian="none" style:language-complex="zxx" style:country-complex="none"/>
    </style:style>
    <style:style style:name="P13" style:family="paragraph" style:parent-style-name="Text_20_body">
      <style:paragraph-properties fo:text-align="start" style:justify-single-word="false"/>
      <style:text-properties fo:language="da" fo:country="DK" officeooo:rsid="00092834" officeooo:paragraph-rsid="00092834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start" style:justify-single-word="false"/>
      <style:text-properties fo:language="da" fo:country="DK" officeooo:rsid="00092834" officeooo:paragraph-rsid="0033a1fd" style:language-asian="zxx" style:country-asian="none" style:language-complex="zxx" style:country-complex="none"/>
    </style:style>
    <style:style style:name="P15" style:family="paragraph" style:parent-style-name="Subtitle">
      <style:paragraph-properties fo:text-align="start" style:justify-single-word="false"/>
      <style:text-properties fo:language="da" fo:country="DK" officeooo:rsid="00031886" officeooo:paragraph-rsid="00031886" fo:background-color="transparent" style:language-asian="zxx" style:country-asian="none" style:language-complex="zxx" style:country-complex="none"/>
    </style:style>
    <style:style style:name="P16" style:family="paragraph" style:parent-style-name="Subtitle">
      <style:paragraph-properties fo:text-align="start" style:justify-single-word="false"/>
      <style:text-properties fo:language="da" fo:country="DK" officeooo:rsid="00055650" officeooo:paragraph-rsid="00055650" fo:background-color="transparent" style:language-asian="zxx" style:country-asian="none" style:language-complex="zxx" style:country-complex="none"/>
    </style:style>
    <style:style style:name="P17" style:family="paragraph" style:parent-style-name="Subtitle">
      <style:paragraph-properties fo:text-align="start" style:justify-single-word="false"/>
      <style:text-properties fo:language="da" fo:country="DK" fo:font-weight="normal" officeooo:rsid="00071ce6" officeooo:paragraph-rsid="00071ce6" fo:background-color="transparent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ubtitle">
      <style:paragraph-properties fo:text-align="start" style:justify-single-word="false"/>
      <style:text-properties fo:language="da" fo:country="DK" officeooo:rsid="00071ce6" officeooo:paragraph-rsid="00071ce6" style:language-asian="zxx" style:country-asian="none" style:language-complex="zxx" style:country-complex="none"/>
    </style:style>
    <style:style style:name="P19" style:family="paragraph" style:parent-style-name="Subtitle">
      <style:paragraph-properties fo:text-align="start" style:justify-single-word="false"/>
      <style:text-properties fo:language="da" fo:country="DK" officeooo:rsid="00071ce6" officeooo:paragraph-rsid="00086d3e" style:language-asian="zxx" style:country-asian="none" style:language-complex="zxx" style:country-complex="none"/>
    </style:style>
    <style:style style:name="P20" style:family="paragraph" style:parent-style-name="Subtitle">
      <style:paragraph-properties fo:text-align="start" style:justify-single-word="false"/>
      <style:text-properties fo:language="da" fo:country="DK" officeooo:rsid="00086d3e" officeooo:paragraph-rsid="00086d3e" style:language-asian="zxx" style:country-asian="none" style:language-complex="zxx" style:country-complex="none"/>
    </style:style>
    <style:style style:name="P21" style:family="paragraph" style:parent-style-name="Subtitle">
      <style:paragraph-properties fo:text-align="start" style:justify-single-word="false"/>
      <style:text-properties fo:language="da" fo:country="DK" officeooo:rsid="001d502e" officeooo:paragraph-rsid="00092834" style:language-asian="zxx" style:country-asian="none" style:language-complex="zxx" style:country-complex="none"/>
    </style:style>
    <style:style style:name="P22" style:family="paragraph" style:parent-style-name="Text_20_body" style:list-style-name="L1">
      <style:paragraph-properties fo:text-align="start" style:justify-single-word="false"/>
      <style:text-properties fo:language="da" fo:country="DK" officeooo:rsid="003ca12c" officeooo:paragraph-rsid="003ca12c" fo:background-color="transparent" style:language-asian="zxx" style:country-asian="none" style:language-complex="zxx" style:country-complex="none"/>
    </style:style>
    <style:style style:name="P23" style:family="paragraph" style:parent-style-name="Text_20_body">
      <style:paragraph-properties fo:text-align="start" style:justify-single-word="false"/>
      <style:text-properties fo:language="da" fo:country="DK" officeooo:rsid="00210a33" officeooo:paragraph-rsid="00456f4d" fo:background-color="transparent" style:language-asian="zxx" style:country-asian="none" style:language-complex="zxx" style:country-complex="none"/>
    </style:style>
    <style:style style:name="P24" style:family="paragraph" style:parent-style-name="Text_20_body">
      <style:paragraph-properties fo:text-align="start" style:justify-single-word="false"/>
      <style:text-properties fo:language="da" fo:country="DK" fo:font-weight="normal" officeooo:rsid="0007fd69" officeooo:paragraph-rsid="00469464" fo:background-color="transparent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language="da" fo:country="DK" officeooo:rsid="00086d3e" officeooo:paragraph-rsid="00469464" style:language-asian="zxx" style:country-asian="none" style:language-complex="zxx" style:country-complex="none"/>
    </style:style>
    <style:style style:name="P26" style:family="paragraph" style:parent-style-name="Text_20_body">
      <style:paragraph-properties fo:text-align="start" style:justify-single-word="false"/>
      <style:text-properties fo:language="da" fo:country="DK" officeooo:rsid="00086d3e" officeooo:paragraph-rsid="00086d3e" style:language-asian="zxx" style:country-asian="none" style:language-complex="zxx" style:country-complex="none"/>
    </style:style>
    <style:style style:name="P27" style:family="paragraph" style:parent-style-name="Text_20_body">
      <style:paragraph-properties fo:text-align="start" style:justify-single-word="false"/>
      <style:text-properties fo:language="da" fo:country="DK" officeooo:rsid="00299314" officeooo:paragraph-rsid="0048529d" style:language-asian="zxx" style:country-asian="none" style:language-complex="zxx" style:country-complex="none"/>
    </style:style>
    <style:style style:name="P28" style:family="paragraph" style:parent-style-name="Text_20_body">
      <style:paragraph-properties fo:text-align="start" style:justify-single-word="false"/>
      <style:text-properties fo:language="da" fo:country="DK" officeooo:rsid="002ede41" officeooo:paragraph-rsid="0048529d" style:language-asian="zxx" style:country-asian="none" style:language-complex="zxx" style:country-complex="none"/>
    </style:style>
    <style:style style:name="P29" style:family="paragraph" style:parent-style-name="Text_20_body">
      <style:paragraph-properties fo:text-align="start" style:justify-single-word="false"/>
      <style:text-properties fo:language="da" fo:country="DK" officeooo:rsid="002ede41" officeooo:paragraph-rsid="00497127" style:language-asian="zxx" style:country-asian="none" style:language-complex="zxx" style:country-complex="none"/>
    </style:style>
    <style:style style:name="P30" style:family="paragraph" style:parent-style-name="Text_20_body">
      <style:paragraph-properties fo:text-align="start" style:justify-single-word="false"/>
      <style:text-properties fo:language="da" fo:country="DK" officeooo:rsid="00384626" officeooo:paragraph-rsid="004b3f7e" style:language-asian="zxx" style:country-asian="none" style:language-complex="zxx" style:country-complex="none"/>
    </style:style>
    <style:style style:name="P31" style:family="paragraph" style:parent-style-name="Text_20_body">
      <style:paragraph-properties fo:text-align="start" style:justify-single-word="false"/>
      <style:text-properties fo:language="da" fo:country="DK" fo:font-style="normal" officeooo:rsid="0033a1fd" officeooo:paragraph-rsid="0033a1fd" style:language-asian="zxx" style:country-asian="none" style:font-style-asian="normal" style:language-complex="zxx" style:country-complex="none" style:font-style-complex="normal"/>
    </style:style>
    <style:style style:name="P32" style:family="paragraph" style:parent-style-name="Subtitle">
      <style:paragraph-properties fo:text-align="start" style:justify-single-word="false"/>
      <style:text-properties fo:language="da" fo:country="DK" officeooo:rsid="00086d3e" officeooo:paragraph-rsid="00086d3e" style:language-asian="zxx" style:country-asian="none" style:language-complex="zxx" style:country-complex="none"/>
    </style:style>
    <style:style style:name="P33" style:family="paragraph" style:parent-style-name="Title" style:master-page-name="Standard">
      <style:paragraph-properties style:page-number="auto"/>
      <style:text-properties fo:language="da" fo:country="DK" officeooo:rsid="00031886" officeooo:paragraph-rsid="00031886" fo:background-color="transparent" style:language-asian="zxx" style:country-asian="none" style:language-complex="zxx" style:country-complex="none"/>
    </style:style>
    <style:style style:name="T1" style:family="text">
      <style:text-properties officeooo:rsid="00086d3e"/>
    </style:style>
    <style:style style:name="T2" style:family="text">
      <style:text-properties officeooo:rsid="001fa8a0"/>
    </style:style>
    <style:style style:name="T3" style:family="text">
      <style:text-properties officeooo:rsid="00299314"/>
    </style:style>
    <style:style style:name="T4" style:family="text">
      <style:text-properties officeooo:rsid="002e998c"/>
    </style:style>
    <style:style style:name="T5" style:family="text">
      <style:text-properties officeooo:rsid="003047f3"/>
    </style:style>
    <style:style style:name="T6" style:family="text">
      <style:text-properties officeooo:rsid="0031807b"/>
    </style:style>
    <style:style style:name="T7" style:family="text">
      <style:text-properties officeooo:rsid="00384626"/>
    </style:style>
    <style:style style:name="T8" style:family="text">
      <style:text-properties officeooo:rsid="003ca12c"/>
    </style:style>
    <style:style style:name="T9" style:family="text">
      <style:text-properties officeooo:rsid="00421b7b"/>
    </style:style>
    <style:style style:name="T10" style:family="text">
      <style:text-properties officeooo:rsid="00429e51"/>
    </style:style>
    <style:style style:name="T11" style:family="text">
      <style:text-properties officeooo:rsid="0044c50a"/>
    </style:style>
    <style:style style:name="T12" style:family="text">
      <style:text-properties officeooo:rsid="00455832"/>
    </style:style>
    <style:style style:name="T13" style:family="text">
      <style:text-properties officeooo:rsid="00456f4d"/>
    </style:style>
    <style:style style:name="T14" style:family="text">
      <style:text-properties officeooo:rsid="00461d77"/>
    </style:style>
    <style:style style:name="T15" style:family="text">
      <style:text-properties officeooo:rsid="00469464"/>
    </style:style>
    <style:style style:name="T16" style:family="text">
      <style:text-properties officeooo:rsid="0041650c"/>
    </style:style>
    <style:style style:name="T17" style:family="text">
      <style:text-properties officeooo:rsid="0047b607"/>
    </style:style>
    <style:style style:name="T18" style:family="text">
      <style:text-properties officeooo:rsid="0048529d"/>
    </style:style>
    <style:style style:name="T19" style:family="text">
      <style:text-properties officeooo:rsid="004b21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Use Case <text:span text:style-name="T12">6</text:span> – <text:span text:style-name="T2">Tilføj/fjern bus på/fra rute</text:span></text:p>
      <text:p text:style-name="P1"/>
      <text:p text:style-name="P15">Mål</text:p>
      <text:p text:style-name="P3">Målet med denne Use Case er at tilføje eller fjerne en <text:span text:style-name="T12">bus på eller fra en valgt busrute.</text:span></text:p>
      <text:p text:style-name="P1"/>
      <text:p text:style-name="P16">Initiering</text:p>
      <text:p text:style-name="P23"><text:span text:style-name="T8">Administratoren</text:span> tilkendegiver over for <text:span text:style-name="T13">systemet,</text:span> at <text:span text:style-name="T13">en bus</text:span> ønske<text:span text:style-name="T13">s</text:span> tilføje<text:span text:style-name="T13">s til- eller fjernes fra, en valgt busrute.</text:span></text:p>
      <text:p text:style-name="P2"/>
      <text:p text:style-name="P16">Aktører og interessenter</text:p>
      <text:p text:style-name="P5">Primære aktører</text:p>
      <text:list xml:id="list8016651768011991581" text:style-name="L1">
        <text:list-item>
          <text:p text:style-name="P22">Administrato<text:span text:style-name="T14">r</text:span></text:p>
          <text:p text:style-name="P22"/>
        </text:list-item>
      </text:list>
      <text:p text:style-name="P17">Antal samtidige forekomster</text:p>
      <text:p text:style-name="P4">En samtidig forekomst.</text:p>
      <text:p text:style-name="P4"/>
      <text:p text:style-name="P17">Ikke funktionelle krav.</text:p>
      <text:p text:style-name="P6">KOMMER SENERE</text:p>
      <text:p text:style-name="P4"/>
      <text:p text:style-name="P17">Startbetingelser</text:p>
      <text:p text:style-name="P24">Man skal have administrator rettigheder, for at kunne tilgå denne del af systemet.</text:p>
      <text:p text:style-name="P18">Slutresultat ved succes:</text:p>
      <text:p text:style-name="P7"><text:span text:style-name="T8">Administratoren</text:span> har tilføjet <text:span text:style-name="T15">en bus til-</text:span> <text:span text:style-name="T3">eller fjernet</text:span> en bus <text:span text:style-name="T15">fra,</text:span> <text:span text:style-name="T3">en </text:span>valgt busrute. <text:span text:style-name="T15">Ændringerne vil være blevet persisteret.</text:span></text:p>
      <text:p text:style-name="P19">Slutresultat ved <text:span text:style-name="T1">undtagelser</text:span>:</text:p>
      <text:p text:style-name="P25"><text:span text:style-name="T8">Administratoren</text:span> <text:span text:style-name="T16">er blevet præsenteret for en fejlmeddelelse, der informerer om, hvad der gik galt.</text:span></text:p>
      <text:p text:style-name="P20"/>
      <text:p text:style-name="P8"/>
      <text:p text:style-name="P20"><text:soft-page-break/>Normalforløb:</text:p>
      <text:p text:style-name="P8">Normalforløb A: <text:span text:style-name="T3">Bus bliver tilføjet til rute</text:span></text:p>
      <text:p text:style-name="P10">1. <text:span text:style-name="T8">Administratoren</text:span> vælger en <text:span text:style-name="T17">busrute fra listen af busruter.</text:span></text:p>
      <text:p text:style-name="P10">2. <text:span text:style-name="T8">Administratoren vælger en bus fra listen af tilgængelige busser.</text:span></text:p>
      <text:p text:style-name="P12">3. <text:span text:style-name="T8">Administratoren</text:span> tilkendegiver over for systemet, at <text:span text:style-name="T18">der</text:span> ønske<text:span text:style-name="T18">s</text:span> at tilføje den <text:span text:style-name="T6">valgte</text:span> bus, til den <text:span text:style-name="T6">valgte</text:span> busrute.</text:p>
      <text:p text:style-name="P11">5. Systemet <text:span text:style-name="T10">persisterer ændringerne.</text:span></text:p>
      <text:p text:style-name="P11"/>
      <text:p text:style-name="P9">Normalforløb <text:span text:style-name="T5">B</text:span>: <text:span text:style-name="T3">Bus bliver fjernet fra rute</text:span></text:p>
      <text:p text:style-name="P27">1. <text:span text:style-name="T8">Administratoren</text:span> vælger en <text:span text:style-name="T17">busrute fra listen af busruter.</text:span></text:p>
      <text:p text:style-name="P27"><text:span text:style-name="T4">2. Administratoren vælger en bus fra listen af busser, som eksisterer på ruten.</text:span></text:p>
      <text:p text:style-name="P28">3. <text:span text:style-name="T8">Administratoren</text:span> tilkendegiver over for systemet, at <text:span text:style-name="T18">der</text:span> ønske<text:span text:style-name="T18">s</text:span> at <text:span text:style-name="T18">fjerne</text:span> den <text:span text:style-name="T6">valgte</text:span> bus, <text:span text:style-name="T18">fra</text:span> den <text:span text:style-name="T6">valgte</text:span> busrute.</text:p>
      <text:p text:style-name="P29">5. Systemet <text:span text:style-name="T10">persisterer ændringerne</text:span>.</text:p>
      <text:p text:style-name="P13"/>
      <text:p text:style-name="P21">Undtagelser</text:p>
      <text:p text:style-name="P14">Undtagelse 1: <text:span text:style-name="T19">Det er ikke muligt at persistere ændringerne.</text:span></text:p>
      <text:p text:style-name="P30"><text:span text:style-name="T7">1. Administratoren bliver præsenteret for en fejlmeddelelse, som informerer om, at det ikke er muligt at persistere ændret information.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2M48S</meta:editing-duration>
    <meta:editing-cycles>46</meta:editing-cycles>
    <meta:generator>LibreOffice/4.1.0.4$Windows_x86 LibreOffice_project/89ea49ddacd9aa532507cbf852f2bb22b1ace28</meta:generator>
    <dc:date>2013-09-11T15:58:36.884000000</dc:date>
    <meta:document-statistic meta:table-count="0" meta:image-count="0" meta:object-count="0" meta:page-count="2" meta:paragraph-count="33" meta:word-count="245" meta:character-count="1646" meta:non-whitespace-character-count="1434"/>
    <meta:user-defined meta:name="Info 1"/>
    <meta:user-defined meta:name="Info 2"/>
    <meta:user-defined meta:name="Info 3"/>
    <meta:user-defined meta:name="Info 4"/>
  </office:meta>
</office:document-meta>
</file>